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improvement 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0.285304035" calcext:value-type="float">
            <text:p>-0.2853040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-0.0837348499999998" calcext:value-type="float">
            <text:p>-0.08373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-0.068165895" calcext:value-type="float">
            <text:p>-0.0681658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-0.0549097099999999" calcext:value-type="float">
            <text:p>-0.054909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-0.036044471" calcext:value-type="float">
            <text:p>-0.0360444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-0.0357430299999999" calcext:value-type="float">
            <text:p>-0.03574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-0.0157958450000001" calcext:value-type="float">
            <text:p>-0.0157958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-0.000653184000000062" calcext:value-type="float">
            <text:p>-0.000653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00267538500000003" calcext:value-type="float">
            <text:p>0.002675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0.0523555880000001" calcext:value-type="float">
            <text:p>0.052355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0.056970042" calcext:value-type="float">
            <text:p>0.056970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6364079" calcext:value-type="float">
            <text:p>0.06364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67125741" calcext:value-type="float">
            <text:p>0.0671257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0.0794824659999999" calcext:value-type="float">
            <text:p>0.0794824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0.080235879" calcext:value-type="float">
            <text:p>0.0802358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.097417954" calcext:value-type="float">
            <text:p>0.097417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101721906" calcext:value-type="float">
            <text:p>0.101721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0.120177585" calcext:value-type="float">
            <text:p>0.1201775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0.131804578" calcext:value-type="float">
            <text:p>0.1318045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.1502342274" calcext:value-type="float">
            <text:p>0.15023422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68535562" calcext:value-type="float">
            <text:p>0.1685355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1881439596" calcext:value-type="float">
            <text:p>0.1881439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202696107" calcext:value-type="float">
            <text:p>0.202696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203996438" calcext:value-type="float">
            <text:p>0.2039964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225684155" calcext:value-type="float">
            <text:p>0.2256841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228661358" calcext:value-type="float">
            <text:p>0.2286613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0.235180172" calcext:value-type="float">
            <text:p>0.235180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25153404" calcext:value-type="float">
            <text:p>0.25153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73275244" calcext:value-type="float">
            <text:p>0.73275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74829096" calcext:value-type="float">
            <text:p>0.74829096</text:p>
          </table:table-cell>
        </table:table-row>
      </table:table>
      <table:named-expressions/>
      <table:database-ranges>
        <table:database-range table:name="__Anonymous_Sheet_DB__0" table:target-range-address="Sheet1.A2:Sheet1.C3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New Sung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8T18:02:27.373953765</meta:creation-date>
    <dc:date>2021-05-28T18:03:47.693822480</dc:date>
    <meta:editing-duration>PT1M20S</meta:editing-duration>
    <meta:editing-cycles>1</meta:editing-cycles>
    <meta:generator>LibreOffice/7.1.3.2$Linux_X86_64 LibreOffice_project/10$Build-2</meta:generator>
    <meta:document-statistic meta:table-count="1" meta:cell-count="93" meta:object-count="0"/>
  </office:meta>
</office:document-meta>
</file>